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draw:auto-grow-height="true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subtitle">
      <style:graphic-properties draw:fill-color="#ffffff" fo:min-height="12.17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T1" style:family="text">
      <style:text-properties style:use-window-font-color="true" style:text-outline="false" style:text-line-through-style="none" style:text-line-through-type="none" style:font-name="Liberation Sans1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 presentation:placeholder="true">
          <draw:text-box/>
        </draw:frame>
        <draw:frame presentation:style-name="pr2" draw:layer="layout" svg:width="25.2cm" svg:height="12.179cm" svg:x="1.4cm" svg:y="5cm" presentation:class="subtitle" presentation:user-transformed="true">
          <draw:text-box>
            <text:p>COM 474 NATURAL COMPUTING TERM PROJECT</text:p>
            <text:p/>
            <text:p/>
            <text:p>Artificial plant generation using D0L-Systems with Turtle Graphics</text:p>
            <text:p/>
            <text:p>Hilal İNAN &amp; Feyza GALİP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4" draw:layer="layout" svg:width="20cm" svg:height="2cm" svg:x="1.4cm" svg:y="1.6cm" presentation:class="title">
          <draw:text-box>
            <text:p>CONTENT</text:p>
          </draw:text-box>
        </draw:frame>
        <draw:frame presentation:style-name="pr5" draw:text-style-name="P1" draw:layer="layout" svg:width="25.2cm" svg:height="12.179cm" svg:x="1.4cm" svg:y="5cm" presentation:class="subtitle">
          <draw:text-box>
            <text:p text:style-name="P1">1. INTRODUCTION</text:p>
            <text:p text:style-name="P1">2. DETAILS</text:p>
            <text:p text:style-name="P1">3. CONCLUSION</text:p>
            <text:p text:style-name="P1">4.REFERENCES</text:p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INTRODUCTION</text:p>
          </draw:text-box>
        </draw:frame>
        <draw:frame presentation:style-name="pr7" draw:layer="layout" svg:width="25.2cm" svg:height="12.179cm" svg:x="1.4cm" svg:y="5cm" presentation:class="outline">
          <draw:text-box>
            <text:p><text:span text:style-name="T1">Our purpose for this project is to draw artificial plant with L-system grammar by using “jturtle” library in JAVA.</text:span></text:p>
            <text:p><text:span text:style-name="T1"/></text:p>
            <text:p><text:span text:style-name="T1">An L-system or Lindenmayer system is a parallel rewriting system and a type of formal grammar.</text:span></text:p>
            <text:p><text:span text:style-name="T1"/></text:p>
            <text:p><text:span text:style-name="T1">“</text:span><text:span text:style-name="T1">jturtle” is a library which includes ready methods to plot lines to turtle.</text:span></text:p>
            <text:p><text:span text:style-name="T1"><text:s/>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4" draw:layer="layout" svg:width="20cm" svg:height="2cm" svg:x="1.4cm" svg:y="1.6cm" presentation:class="title">
          <draw:text-box>
            <text:p>CONCLUSION</text:p>
          </draw:text-box>
        </draw:frame>
        <draw:frame presentation:style-name="pr5" draw:text-style-name="P1" draw:layer="layout" svg:width="25.2cm" svg:height="12.179cm" svg:x="1.4cm" svg:y="5cm" presentation:class="subtitle" presentation:user-transformed="true">
          <draw:text-box>
            <text:p text:style-name="P1">We have developed a program which ensures to draw artificial plants with “jturtle” library in JAVA by getting the L-system rule from user.</text:p>
            <text:p text:style-name="P1"/>
            <text:p text:style-name="P1">In addition the other shapes which are represented with L-system can be drawn.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FreeSans" svg:font-family="FreeSans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2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tr" fo:country="TR" style:letter-kerning="true" style:font-name-asian="F" style:font-family-generic-asian="roman" style:font-size-asian="11pt" style:language-asian="ar" style:country-asian="SA"/>
    </style:style>
    <style:style style:name="Internet_20_Link" style:display-name="Internet Link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graphic">
      <style:paragraph-properties style:text-autospace="none"/>
    </style:style>
    <style:style style:name="Index" style:family="graphic">
      <style:paragraph-properties fo:text-align="start" style:text-autospace="none" style:writing-mode="lr-tb"/>
      <style:text-properties style:font-name-asian="FreeSans" style:font-family-asian="FreeSans" style:font-family-generic-asian="swiss"/>
    </style:style>
    <style:style style:name="Caption" style:family="graphic">
      <style:paragraph-properties fo:margin-top="0.374cm" fo:margin-bottom="0.374cm" fo:text-align="start" style:text-autospace="none" style:writing-mode="lr-tb"/>
      <style:text-properties fo:font-style="italic" style:font-name-asian="FreeSans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fo:text-align="start" style:text-autospace="none" style:writing-mode="lr-tb"/>
      <style:text-properties style:font-name-asian="FreeSans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fo:text-align="start" style:text-autospace="none" style:writing-mode="lr-tb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09T07:20:44.559240121</meta:creation-date>
    <dc:date>2015-01-09T08:10:12.869037617</dc:date>
    <meta:editing-duration>PT45M57S</meta:editing-duration>
    <meta:editing-cycles>10</meta:editing-cycles>
    <meta:generator>LibreOffice/4.2.6.3$Linux_X86_64 LibreOffice_project/420m0$Build-3</meta:generator>
    <meta:document-statistic meta:object-count="49"/>
  </office:meta>
</office:document-meta>
</file>